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number text:level="1" style:num-suffix=".0" style:num-format="1">
        <style:list-level-properties text:space-before="0in" text:min-label-width="0.4034in" text:list-level-position-and-space-mode="label-alignment">
          <style:list-level-label-alignment text:label-followed-by="listtab" fo:margin-left="0.4034in" fo:text-indent="-0.4034in"/>
        </style:list-level-properties>
      </text:list-level-style-number>
      <text:list-level-style-number text:level="2" style:num-format="1" text:display-levels="2">
        <style:list-level-properties text:space-before="0.5in" text:min-label-width="0.4034in" text:list-level-position-and-space-mode="label-alignment">
          <style:list-level-label-alignment text:label-followed-by="listtab" fo:margin-left="0.9034in" fo:text-indent="-0.4034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office:automatic-styles>
  <office:body>
    <office:text text:use-soft-page-breaks="true">
      <text:p text:style-name="P1"/>
      <text:p text:style-name="Normal">July 19, 2021</text:p>
      <text:p text:style-name="Normal">Applications for Admission into FUTO Undergraduate Weekend Programmes</text:p>
      <text:p text:style-name="Normal">Applications for Admission into FUTO Undergraduate Weekend Programmes</text:p>
      <text:p text:style-name="Normal">2020/2021 Academic Session</text:p>
      <text:p text:style-name="Normal">The Federal University of Technology, Owerri invites applications from suitably qualified candidates for considerations for admission into her restructured six years intensive Weekend Programmes leading to the award of Bachelor of Technology (B. Tech) degree.</text:p>
      <text:p text:style-name="Normal"/>
      <text:p text:style-name="Normal">GENERAL UNIVERSITY ADMISSION REQUIREMENTS</text:p>
      <text:p text:style-name="Normal"/>
      <text:p text:style-name="Normal">The following Admission Requirements apply uniformly in addition to the specified School/Departmental Requirements.</text:p>
      <text:p text:style-name="Normal"/>
      <text:p text:style-name="Normal">Candidates must possess the University matriculation requirement of five (5) O’ Level credit passes including Mathematics and English Language at not more than two sittings in WASC, WASSCE, GCE, NECO or NABTEB.</text:p>
      <text:p text:style-name="Normal"/>
      <text:p text:style-name="Normal">Candidates must have a minimum score of 180 in the Joint Admission Matriculations Board (JAMB) Examinations.</text:p>
      <text:p text:style-name="Normal"/>
      <text:p text:style-name="Normal">AVAILABLE UNDERGRADUATE WEEKEND PROGRAMMES AND ENTRY REQUIREMENTS</text:p>
      <text:p text:style-name="Normal"/>
      <text:list text:style-name="LFO1" text:continue-numbering="true">
        <text:list-item>
          <text:p text:style-name="P2">SCHOOL OF AGRICULTURE AND AGRICULTURAL TECHNOLOGY (SAAT)</text:p>
        </text:list-item>
        <text:list-item>
          <text:p text:style-name="P3"/>
        </text:list-item>
      </text:list>
      <text:p text:style-name="Normal">Department of Agricultural Economics</text:p>
      <text:p text:style-name="Normal">Department of Agricultural Extension</text:p>
      <text:p text:style-name="Normal">Department of Animal Science and Technology</text:p>
      <text:p text:style-name="Normal">Department of Crop Science and Technology</text:p>
      <text:p text:style-name="Normal">Department of Soil Science and Technology</text:p>
      <text:p text:style-name="Normal">Department of Fisheries and Aquaculture</text:p>
      <text:p text:style-name="Normal">Department of Forestry and Wild Life</text:p>
      <text:p text:style-name="Normal">Entry Requirements:</text:p>
      <text:p text:style-name="Normal"/>
      <text:p text:style-name="Normal">Five O’ Level credit passes in English Language, Biology (Agricultural Science), Chemistry, Mathematics, and any other science subject. At least a Pass is required in Physics.</text:p>
      <text:p text:style-name="Normal"/>
      <text:p text:style-name="Normal"><text:s/></text:p>
      <text:p text:style-name="Normal"/>
      <text:p text:style-name="Normal">2.0 <text:s text:c="5"/>SCHOOL OF BIOLOGICAL SCIENCES (SOBS)</text:p>
      <text:p text:style-name="Normal"/>
      <text:p text:style-name="Normal">Department of Biochemistry</text:p>
      <text:p text:style-name="Normal">Department of Biotechnology</text:p>
      <text:p text:style-name="Normal">Department of Biology</text:p>
      <text:p text:style-name="Normal">Department of Microbiology</text:p>
      <text:p text:style-name="Normal">Entry Requirements:</text:p>
      <text:p text:style-name="Normal"/>
      <text:p text:style-name="Normal">Five O’ Level credit passes in English Language, Biology, Chemistry, Mathematics, and Physics.</text:p>
      <text:p text:style-name="Normal"/>
      <text:p text:style-name="Normal"><text:s/></text:p>
      <text:p text:style-name="Normal"/>
      <text:p text:style-name="Normal">3.0 <text:s text:c="5"/>School of Physical Sciences (SOPS)</text:p>
      <text:p text:style-name="Normal"/>
      <text:p text:style-name="Normal">Department of Geology</text:p>
      <text:p text:style-name="Normal">Department of Physics</text:p>
      <text:p text:style-name="Normal">Department of Chemistry</text:p>
      <text:p text:style-name="Normal">Department of Mathematics</text:p>
      <text:p text:style-name="Normal">Department of Statistics</text:p>
      <text:p text:style-name="Normal">Department of Science Laboratory Technology</text:p>
      <text:p text:style-name="Normal">Entry Requirements:</text:p>
      <text:p text:style-name="Normal"/>
      <text:p text:style-name="Normal">Five O’ Level credit passes in English Language, Mathematics, Physics, Chemistry, and any other science subject. At least a Pass is required in Biology, except for the Department of Science Laboratory Technology where a credit Pass in Biology is a requirement.</text:p>
      <text:p text:style-name="Normal"/>
      <text:p text:style-name="Normal"><text:s/></text:p>
      <text:p text:style-name="Normal"/>
      <text:p text:style-name="Normal">4.0 <text:s text:c="5"/>SCHOOL OF COMPUTING AND INFORMATION TECHNOLOGY (SCIT)</text:p>
      <text:p text:style-name="Normal"/>
      <text:p text:style-name="Normal">Department of Information Technology</text:p>
      <text:p text:style-name="Normal">Department of Computer Science.</text:p>
      <text:p text:style-name="Normal">Entry Requirements:</text:p>
      <text:p text:style-name="Normal"/>
      <text:p text:style-name="Normal">Five O’ Level credit passes in English Language, Mathematics, Physics, Chemistry, and any other science subject. At least a Pass is required in Biology</text:p>
      <text:p text:style-name="Normal"/>
      <text:p text:style-name="Normal"><text:s/></text:p>
      <text:p text:style-name="Normal"/>
      <text:p text:style-name="Normal">5.0 <text:s text:c="5"/>School of Health Technology</text:p>
      <text:p text:style-name="Normal"/>
      <text:p text:style-name="Normal">Department of Public Health Technology</text:p>
      <text:p text:style-name="Normal">Entry Requirements:</text:p>
      <text:p text:style-name="Normal"/>
      <text:p text:style-name="Normal">Five O’ Level credit passes in English Language, Mathematics, Physics, Chemistry and Biology.</text:p>
      <text:p text:style-name="Normal"/>
      <text:p text:style-name="Normal"><text:s/></text:p>
      <text:p text:style-name="Normal"/>
      <text:p text:style-name="Normal">6.0 <text:s text:c="5"/>School of Environmental Science (SOES)</text:p>
      <text:p text:style-name="Normal"/>
      <text:p text:style-name="Normal">Department of Environmental Management</text:p>
      <text:p text:style-name="Normal">Entry Requirements:</text:p>
      <text:p text:style-name="Normal"/>
      <text:p text:style-name="Normal">Five O’ Level credit passes in English Language, Mathematics, Physics, Chemistry and Biology</text:p>
      <text:p text:style-name="Normal"/>
      <text:p text:style-name="Normal"><text:s/></text:p>
      <text:p text:style-name="Normal"/>
      <text:p text:style-name="Normal">PROGRAMME DURATION</text:p>
      <text:p text:style-name="Normal"/>
      <text:p text:style-name="Normal">The minimum duration of the Programme is 6 years</text:p>
      <text:p text:style-name="Normal"/>
      <text:p text:style-name="Normal"><text:s/></text:p>
      <text:p text:style-name="Normal"/>
      <text:p text:style-name="Normal">APPLICATION FEE</text:p>
      <text:p text:style-name="Normal"/>
      <text:p text:style-name="Normal">Applicants are required to pay a non-refundable Application Fee of Eleven Thousand, Three Hundred Naira (11,300.00) only, in any bank via Remita.</text:p>
      <text:p text:style-name="Normal"/>
      <text:p text:style-name="Normal"><text:s/></text:p>
      <text:p text:style-name="Normal"/>
      <text:p text:style-name="Normal">Method of Application</text:p>
      <text:p text:style-name="Normal"/>
      <text:p text:style-name="Normal">To apply, follow the steps outlined below:</text:p>
      <text:p text:style-name="Normal"/>
      <text:p text:style-name="Normal">Visit the University website:www.futo.edu.ng</text:p>
      <text:p text:style-name="Normal">Click on Prospective students.</text:p>
      <text:p text:style-name="Normal">Click on the link; “FUTO Weekend Programme Application”.</text:p>
      <text:p text:style-name="Normal">Enter your Phone Number to generate a Payment Invoice containing the Remita Retrieval Reference Number (RRR).</text:p>
      <text:p text:style-name="Normal">Proceed to any Bank with the payment invoice OR simply pay with your ATM Card.</text:p>
      <text:p text:style-name="Normal">Return to the Application page and enter your Phone Number again.</text:p>
      <text:p text:style-name="Normal">Proceed with the completion of the form.</text:p>
      <text:p text:style-name="Normal">Correctly enter your O’ Level result details.</text:p>
      <text:p text:style-name="Normal">Confirm your entries.</text:p>
      <text:p text:style-name="Normal">Submit your application.</text:p>
      <text:p text:style-name="Normal">Print out your acknowledgement slip.</text:p>
      <text:p text:style-name="Normal">Await further communication from the University.</text:p>
      <text:p text:style-name="Normal">NOTE:</text:p>
      <text:p text:style-name="Normal"/>
      <text:p text:style-name="Normal">You must enter a valid mobile number and e-mail address for further communications. <text:s/>Any candidate who fails to successfully submit his application online would not be considered for admission.<text:s/></text:p>
      <text:p text:style-name="Normal"/>
      <text:p text:style-name="Normal"/>
      <text:p text:style-name="Normal">For support, contact:</text:p>
      <text:p text:style-name="Normal">E-Mail: <text:s text:c="6"/><text:a xlink:href="mailto:ict@futo.edu.ng" office:target-frame-name="_top" xlink:show="replace"><text:span text:style-name="Hyperlink">ict@futo.edu.ng</text:span></text:a></text:p>
      <text:p text:style-name="Normal">Hotline: <text:s text:c="4"/>08139833300, 08060421325</text:p>
      <text:p text:style-name="Normal"/>
      <text:p text:style-name="Normal"/>
      <text:p text:style-name="Normal">SIGNED</text:p>
      <text:p text:style-name="Normal">John U. Nnabuihe</text:p>
      <text:p text:style-name="Normal">Registrar</text:p>
      <text:p text:style-name="Normal"/>
      <text:p text:style-name="Normal">Print Friendly, PDF &amp; Email</text:p>
      <text:p text:style-name="Normal">Click to share content</text:p>
      <text:p text:style-name="Normal"><text:s/></text:p>
      <text:p text:style-name="Normal"><text:s/></text:p>
      <text:p text:style-name="Normal"><text:s/></text:p>
      <text:p text:style-name="Normal">Applications for Admission into FUTO Undergraduate Weekend Programmes</text:p>
      <text:p text:style-name="Normal">News/Events Email Alert</text:p>
      <text:p text:style-name="Normal">Name*</text:p>
      <text:p text:style-name="Normal">Name…</text:p>
      <text:p text:style-name="Normal">Email*</text:p>
      <text:p text:style-name="Normal">Email address…</text:p>
      <text:p text:style-name="Normal">Recent Posts</text:p>
      <text:p text:style-name="Normal">Notice to Candidates Who have not Uploaded O’Level Results on JAMB Portal</text:p>
      <text:p text:style-name="Normal">April 26, 2022</text:p>
      <text:p text:style-name="Normal">Urgent Notice to all Candidates Offered 2021/2022 Supplementary Admissions</text:p>
      <text:p text:style-name="Normal">April 25, 2022</text:p>
      <text:p text:style-name="Normal">2021/2022 JUPEB Admission List (ADDENDUM I)</text:p>
      <text:p text:style-name="Normal">April 25, 2022</text:p>
      <text:p text:style-name="Normal">2021/2022 Admissions List – Supplementary Batch C</text:p>
      <text:p text:style-name="Normal">April 25, 2022</text:p>
      <text:p text:style-name="Normal">2021/2022 DIRECT ENTRY Admission List</text:p>
      <text:p text:style-name="Normal">April 12, 2022</text:p>
      <text:p text:style-name="Normal">Archives</text:p>
      <text:p text:style-name="Normal"/>
      <text:p text:style-name="Normal">Select Month</text:p>
      <text:p text:style-name="Normal">Previous Post</text:p>
      <text:p text:style-name="Normal">Change of First Choice Courses on JAMB Portal</text:p>
      <text:p text:style-name="Normal">Next Post</text:p>
      <text:p text:style-name="Normal">Roster for Screening and Registration of Freshmen</text:p>
      <text:p text:style-name="Normal">Contact Us</text:p>
      <text:p text:style-name="Normal"><text:s/>Federal University of Technology, Owerri, Imo State, Nigeria</text:p>
      <text:p text:style-name="Normal"><text:s/>PMB 1526</text:p>
      <text:p text:style-name="Normal"><text:s/>FUTO Location on Map</text:p>
      <text:p text:style-name="Normal"><text:s/><text:a xlink:href="mailto:info@futo.edu.ng" office:target-frame-name="_top" xlink:show="replace"><text:span text:style-name="Hyperlink">info@futo.edu.ng</text:span></text:a></text:p>
      <text:p text:style-name="Normal">Quick Links</text:p>
      <text:p text:style-name="Normal">TETFund</text:p>
      <text:p text:style-name="Normal">World Bank</text:p>
      <text:p text:style-name="Normal">ResearchGate</text:p>
      <text:p text:style-name="Normal">Federal Ministry of Education</text:p>
      <text:p text:style-name="Normal">Africa Union Network of Science</text:p>
      <text:p text:style-name="Normal">National Universities Commission</text:p>
      <text:p text:style-name="Normal">Enquiries</text:p>
      <text:p text:style-name="Normal">FAQ</text:p>
      <text:p text:style-name="Normal">Careers</text:p>
      <text:p text:style-name="Normal">Staff Email</text:p>
      <text:p text:style-name="Normal">Contact Us</text:p>
      <text:p text:style-name="Normal">FUTO Portal</text:p>
      <text:p text:style-name="Normal">Give to FUTO</text:p>
      <text:p text:style-name="Normal">Achievements</text:p>
      <text:p text:style-name="Normal">Join a Local Chapter</text:p>
      <text:p text:style-name="Normal">© 2022. All rights reserved. Federal University of Technology, Owerri</text:p>
      <text:p text:style-name="Normal">Powered by: Pioneer Ind. Ltd.</text:p>
      <text:p text:style-name="Normal">En English</text:p>
      <text:p text:style-name="Normal">Transparent Logo</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Yu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0" style:num-format="1">
        <style:list-level-properties text:space-before="0in" text:min-label-width="0.4034in" text:list-level-position-and-space-mode="label-alignment">
          <style:list-level-label-alignment text:label-followed-by="listtab" fo:margin-left="0.4034in" fo:text-indent="-0.4034in"/>
        </style:list-level-properties>
      </text:list-level-style-number>
      <text:list-level-style-number text:level="2" style:num-format="1" text:display-levels="2">
        <style:list-level-properties text:space-before="0.5in" text:min-label-width="0.4034in" text:list-level-position-and-space-mode="label-alignment">
          <style:list-level-label-alignment text:label-followed-by="listtab" fo:margin-left="0.9034in" fo:text-indent="-0.4034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in" text:list-level-position-and-space-mode="label-alignment">
          <style:list-level-label-alignment text:label-followed-by="listtab" fo:margin-left="5in" fo:text-indent="-1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2347030829081</meta:initial-creator>
    <dc:creator>2347030829081</dc:creator>
    <meta:creation-date>2022-04-27T16:32:00Z</meta:creation-date>
    <dc:date>2022-04-27T16:32:00Z</dc:date>
    <meta:template xlink:href="Normal.dotm" xlink:type="simple"/>
    <meta:editing-cycles>2</meta:editing-cycles>
    <meta:editing-duration>PT0S</meta:editing-duration>
    <meta:document-statistic meta:page-count="1" meta:paragraph-count="11" meta:word-count="824" meta:character-count="5513" meta:row-count="39" meta:non-whitespace-character-count="4700"/>
  </office:meta>
</office:document-meta>
</file>